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2" style:family="paragraph" style:parent-style-name="Standard">
      <style:paragraph-properties fo:text-align="justify" style:justify-single-word="false"/>
    </style:style>
    <style:style style:name="P3" style:family="paragraph" style:parent-style-name="Standard" style:list-style-name="L1">
      <style:paragraph-properties fo:text-align="justify"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IPULACIÓN <text:s/>DE <text:s/>LA <text:s/>PLACA <text:s/>BASE</text:p>
      <text:p text:style-name="Standard"/>
      <text:p text:style-name="Standard"/>
      <text:p text:style-name="P2"><text:tab/>Para manipular, montar y desmontar la placa base del ordenador y sus elementos deben tenerse en cuenta las siguientes consideraciones:</text:p>
      <text:p text:style-name="P2"/>
      <text:list xml:id="list1859564488" text:style-name="L1">
        <text:list-item>
          <text:list>
            <text:list-item>
              <text:p text:style-name="P3">Seguir todas las normas de manipulación del ordenador teniendo especial cuidado con las relativas a la electricidad estática. La mayor parte de los componentes de la placa base son muy sensibles a este tipo de electricidad y el mero hecho de tocar un chip con el dedo o con un destornillador imantado puede causar su deterioro irreversible.</text:p>
            </text:list-item>
          </text:list>
        </text:list-item>
      </text:list>
      <text:p text:style-name="P2"/>
      <text:list xml:id="list1741898176" text:continue-numbering="true" text:style-name="L1">
        <text:list-item>
          <text:list>
            <text:list-item>
              <text:p text:style-name="P3">Usar un tapete aislante sobre el que se manipule la placa base. Esto evitará su deterioro por descargas eléctricas o rozamientos de las patillas y soldaduras de los chips.</text:p>
            </text:list-item>
          </text:list>
        </text:list-item>
      </text:list>
      <text:p text:style-name="P2"/>
      <text:list xml:id="list556202014" text:continue-numbering="true" text:style-name="L1">
        <text:list-item>
          <text:list>
            <text:list-item>
              <text:p text:style-name="P3">No tocar ningún chip (ni con la mano ni con destornilladores imantados, …) y cuando haya que manipular cualquier elemento sujetarlo de forma adecuada, que suele consistir en cogerlo por los extremos. En caso contrario la electricidad estática puede dañar el elemento en cuestión. Debe ponerse especial atención en la manipulación de las memorias y del procesador.</text:p>
            </text:list-item>
          </text:list>
        </text:list-item>
      </text:list>
      <text:p text:style-name="P2"/>
      <text:list xml:id="list1197785085" text:continue-numbering="true" text:style-name="L1">
        <text:list-item>
          <text:list>
            <text:list-item>
              <text:p text:style-name="P3">Registrar la disposición de todos los elementos que se desconecten. Deben realizarse gráficos, esquemas o fotografías que recojan: orientación de los cables, ubicación de cualquier elemento o tarjeta, situación de los jumpers, tornillos, separadores, …</text:p>
            </text:list-item>
          </text:list>
        </text:list-item>
      </text:list>
      <text:p text:style-name="P2"/>
      <text:list xml:id="list323524667" text:continue-numbering="true" text:style-name="L1">
        <text:list-item>
          <text:list>
            <text:list-item>
              <text:p text:style-name="P3">Aislar correctamente la placa base del chasis utilizando arandelas de cartón. Si no se dispone de ellas pueden fabricarse con, por ejemplo, cartón de carpeta.</text:p>
            </text:list-item>
          </text:list>
        </text:list-item>
      </text:list>
      <text:p text:style-name="P2"/>
      <text:list xml:id="list2105241711" text:continue-numbering="true" text:style-name="L1">
        <text:list-item>
          <text:list>
            <text:list-item>
              <text:p text:style-name="P3">No apretar excesivamente los tornillos de los separadores.</text:p>
            </text:list-item>
          </text:list>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iago </meta:initial-creator>
    <meta:creation-date>2014-01-16T10:06:06</meta:creation-date>
    <dc:date>2014-01-16T11:19:23</dc:date>
    <dc:creator>santiago </dc:creator>
    <meta:editing-duration>PT57M41S</meta:editing-duration>
    <meta:editing-cycles>6</meta:editing-cycles>
    <meta:generator>LibreOffice/3.5$Linux_X86_64 LibreOffice_project/350m1$Build-2</meta:generator>
    <meta:document-statistic meta:table-count="0" meta:image-count="0" meta:object-count="0" meta:page-count="1" meta:paragraph-count="8" meta:word-count="242" meta:character-count="1516" meta:non-whitespace-character-count="1283"/>
  </office:meta>
</office:document-meta>
</file>